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4.12" calcext:value-type="float">
            <text:p>94.12</text:p>
          </table:table-cell>
          <table:table-cell office:value-type="float" office:value="90.42" calcext:value-type="float">
            <text:p>90.42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4" calcext:value-type="float">
            <text:p>98.64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74" calcext:value-type="float">
            <text:p>77.74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6"/>
          <table:table-cell office:value-type="float" office:value="81.1" calcext:value-type="float">
            <text:p>8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41" calcext:value-type="float">
            <text:p>80.41</text:p>
          </table:table-cell>
          <table:table-cell table:formula="of:=AVERAGE([.E2:.E14] )" office:value-type="float" office:value="78.7790909090909" calcext:value-type="float">
            <text:p>78.7790909091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81818181818" calcext:value-type="float">
            <text:p>74.4481818182</text:p>
          </table:table-cell>
          <table:table-cell table:formula="of:=AVERAGE([.H2:.H14] )" office:value-type="float" office:value="88.2358333333334" calcext:value-type="float">
            <text:p>88.2358333333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2.03(0.12)</text:p>
          </table:table-cell>
          <table:table-cell office:value-type="string" calcext:value-type="string">
            <text:p>84.05(0.24)</text:p>
          </table:table-cell>
          <table:table-cell office:value-type="string" calcext:value-type="string">
            <text:p>84.36(0.25)</text:p>
          </table:table-cell>
          <table:table-cell office:value-type="string" calcext:value-type="string">
            <text:p>84.95(0.18)</text:p>
          </table:table-cell>
          <table:table-cell office:value-type="string" calcext:value-type="string">
            <text:p>84.92(0.2)</text:p>
          </table:table-cell>
          <table:table-cell office:value-type="string" calcext:value-type="string">
            <text:p>84.86(0.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89.08(0.18)</text:p>
          </table:table-cell>
          <table:table-cell office:value-type="string" calcext:value-type="string">
            <text:p>87.46(0.17)</text:p>
          </table:table-cell>
          <table:table-cell office:value-type="string" calcext:value-type="string">
            <text:p>86.61(0.16)</text:p>
          </table:table-cell>
          <table:table-cell office:value-type="string" calcext:value-type="string">
            <text:p>85.07(0.11)</text:p>
          </table:table-cell>
          <table:table-cell office:value-type="string" calcext:value-type="string">
            <text:p>84.22(0.14)</text:p>
          </table:table-cell>
          <table:table-cell office:value-type="string" calcext:value-type="string">
            <text:p>83.43(0.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85.6(0.19)</text:p>
          </table:table-cell>
          <table:table-cell office:value-type="string" calcext:value-type="string">
            <text:p>84.32(0.08)</text:p>
          </table:table-cell>
          <table:table-cell office:value-type="string" calcext:value-type="string">
            <text:p>83.88(0.13)</text:p>
          </table:table-cell>
          <table:table-cell office:value-type="string" calcext:value-type="string">
            <text:p>82.99(0.09)</text:p>
          </table:table-cell>
          <table:table-cell office:value-type="string" calcext:value-type="string">
            <text:p>82.74(0.2)</text:p>
          </table:table-cell>
          <table:table-cell office:value-type="string" calcext:value-type="string">
            <text:p>83.6(0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string" calcext:value-type="string">
            <text:p>81(0.05)</text:p>
          </table:table-cell>
          <table:table-cell office:value-type="string" calcext:value-type="string">
            <text:p>88.56(0.04)</text:p>
          </table:table-cell>
          <table:table-cell office:value-type="string" calcext:value-type="string">
            <text:p>88.85(0.04)</text:p>
          </table:table-cell>
          <table:table-cell table:style-name="ce1" office:value-type="string" calcext:value-type="string">
            <text:p>94.81(0.02)</text:p>
          </table:table-cell>
          <table:table-cell table:style-name="ce1" office:value-type="string" calcext:value-type="string">
            <text:p>95.89(0.0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ssIID</text:p>
          </table:table-cell>
          <table:table-cell table:number-columns-repeated="4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ermutated</text:p>
          </table:table-cell>
          <table:table-cell office:value-type="string" calcext:value-type="string">
            <text:p>KNNWD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5.37(0.2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v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ess-VirtualXX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IID</text:p>
          </table:table-cell>
          <table:table-cell table:number-columns-repeated="14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4.86" calcext:value-type="float">
            <text:p>74.8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91" calcext:value-type="float">
            <text:p>77.91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84.28" calcext:value-type="float">
            <text:p>84.28</text:p>
          </table:table-cell>
          <table:table-cell office:value-type="float" office:value="82.05" calcext:value-type="float">
            <text:p>82.05</text:p>
          </table:table-cell>
          <table:table-cell office:value-type="float" office:value="80.53" calcext:value-type="float">
            <text:p>80.53</text:p>
          </table:table-cell>
          <table:table-cell office:value-type="float" office:value="79.29" calcext:value-type="float">
            <text:p>79.29</text:p>
          </table:table-cell>
          <table:table-cell office:value-type="float" office:value="75.65" calcext:value-type="float">
            <text:p>7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3.14" calcext:value-type="float">
            <text:p>93.14</text:p>
          </table:table-cell>
          <table:table-cell office:value-type="float" office:value="95.04" calcext:value-type="float">
            <text:p>95.04</text:p>
          </table:table-cell>
          <table:table-cell office:value-type="float" office:value="96.04" calcext:value-type="float">
            <text:p>96.04</text:p>
          </table:table-cell>
          <table:table-cell office:value-type="float" office:value="95.79" calcext:value-type="float">
            <text:p>9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7.68" calcext:value-type="float">
            <text:p>87.68</text:p>
          </table:table-cell>
          <table:table-cell office:value-type="float" office:value="86.1" calcext:value-type="float">
            <text:p>86.1</text:p>
          </table:table-cell>
          <table:table-cell office:value-type="float" office:value="86.15" calcext:value-type="float">
            <text:p>86.15</text:p>
          </table:table-cell>
          <table:table-cell office:value-type="float" office:value="86.02" calcext:value-type="float">
            <text:p>86.02</text:p>
          </table:table-cell>
          <table:table-cell office:value-type="float" office:value="85.88" calcext:value-type="float">
            <text:p>85.8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3:35:56.83752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5-27T17:29:21.076315574</dc:date>
    <meta:editing-duration>P3DT16H51M40S</meta:editing-duration>
    <meta:editing-cycles>80</meta:editing-cycles>
    <meta:generator>LibreOffice/5.1.2.2$Linux_X86_64 LibreOffice_project/10m0$Build-2</meta:generator>
    <meta:document-statistic meta:table-count="1" meta:cell-count="434" meta:object-count="0"/>
  </office:meta>
</office:document-meta>
</file>